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acklog item</text:p>
          </table:table-cell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5" office:value-type="string" calcext:value-type="string">
            <text:p>Estimated Size</text:p>
          </table:table-cell>
          <table:table-cell table:style-name="ce6" office:value-type="string" calcext:value-type="string">
            <text:p>Ven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Dom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string" calcext:value-type="string">
            <text:p>G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creare una squadra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la gui di selezione della squadra</text:p>
          </table:table-cell>
          <table:table-cell table:style-name="ce2" office:value-type="string" calcext:value-type="string">
            <text:p>Daniele</text:p>
          </table:table-cell>
          <table:table-cell table:number-columns-repeated="8" table:style-name="ce2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eccanismo di generazione dei personaggi</text:p>
          </table:table-cell>
          <table:table-cell table:style-name="ce4" office:value-type="string" calcext:value-type="string">
            <text:p>Daniele,Nicola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 sistema di afflizioni e modificatori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Design delle mosse</text:p>
          </table:table-cell>
          <table:table-cell table:style-name="ce2" office:value-type="string" calcext:value-type="string">
            <text:p>Nicola,Marco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Implementazione delle mosse</text:p>
          </table:table-cell>
          <table:table-cell table:style-name="ce2" office:value-type="string" calcext:value-type="string">
            <text:p>Marco,Nicola</text:p>
          </table:table-cell>
          <table:table-cell table:number-columns-repeated="6"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entrare in una partita casuale</text:p>
          </table:table-cell>
          <table:table-cell/>
          <table:table-cell table:style-name="ce2"/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 sistema di matchmaking</text:p>
          </table:table-cell>
          <table:table-cell table:style-name="ce2" office:value-type="string" calcext:value-type="string">
            <text:p>TBD</text:p>
          </table:table-cell>
          <table:table-cell table:number-columns-repeated="8" table:style-name="ce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Implementazione del dizionario dei messaggi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sign Architetturale</text:p>
          </table:table-cell>
          <table:table-cell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Definizione del dizionario dei messagi</text:p>
          </table:table-cell>
          <table:table-cell table:style-name="ce2" office:value-type="string" calcext:value-type="string">
            <text:p>Nicola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efinizione interazione distribuita</text:p>
          </table:table-cell>
          <table:table-cell table:style-name="ce2" office:value-type="string" calcext:value-type="string">
            <text:p>Tutt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giocare anche senza registrarmi (guest)</text:p>
          </table:table-cell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i un servizio di login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l'interfaccia principale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2">
          <table:table-cell table:style-name="ce2" table:number-columns-repeated="11"/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4" style:display-name="PageStyle_Sprint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5" meta:object-count="0"/>
    <meta:generator>LibreOfficeDev/6.0.5.2$Linux_X86_64 LibreOffice_project/</meta:generator>
  </office:meta>
</office:document-meta>
</file>